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29cm" draw:marker-end="Arrow" draw:marker-end-width="0.229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draw:marker-start="Arrow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117cm" svg:y1="1.651cm" svg:x2="11.133cm" svg:y2="1.651cm">
          <text:p/>
        </draw:line>
        <draw:frame draw:style-name="gr2" draw:text-style-name="P2" draw:layer="layout" svg:width="1.397cm" svg:height="1.016cm" svg:x="3.386cm" svg:y="0.508cm">
          <draw:text-box>
            <text:p><text:span text:style-name="T1">MSB</text:span></text:p>
          </draw:text-box>
        </draw:frame>
        <draw:frame draw:style-name="gr2" draw:text-style-name="P2" draw:layer="layout" svg:width="1.524cm" svg:height="1.016cm" svg:x="9.482cm" svg:y="0.508cm">
          <draw:text-box>
            <text:p><text:span text:style-name="T1">LSB</text:span></text:p>
          </draw:text-box>
        </draw:frame>
        <draw:custom-shape draw:style-name="gr3" draw:text-style-name="P3" draw:layer="layout" svg:width="5.969cm" svg:height="1.143cm" svg:x="4.148cm" svg:y="1.143cm">
          <text:p text:style-name="P1"><text:span text:style-name="T2">Rn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21cm" svg:height="1.016cm" svg:x="0.138cm" svg:y="1.383cm">
          <draw:text-box>
            <text:p><text:span text:style-name="T1">SHLR</text:span></text:p>
          </draw:text-box>
        </draw:frame>
        <draw:custom-shape draw:style-name="gr4" draw:text-style-name="P3" draw:layer="layout" svg:width="0.762cm" svg:height="1.143cm" svg:x="11.133cm" svg:y="1.143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148cm" svg:y1="1.651cm" svg:x2="3.048cm" svg:y2="1.651cm">
          <text:p/>
        </draw:line>
        <draw:frame draw:style-name="gr2" draw:text-style-name="P2" draw:layer="layout" svg:width="0.836cm" svg:height="1.016cm" svg:x="2.339cm" svg:y="1.283cm">
          <draw:text-box>
            <text:p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9T16:24:52</dc:date>
    <dc:creator>Yam </dc:creator>
    <meta:editing-duration>PT21M42S</meta:editing-duration>
    <meta:editing-cycles>14</meta:editing-cycles>
    <meta:generator>LibreOffice/3.5$Linux_x86 LibreOffice_project/350m1$Build-2</meta:generator>
    <meta:document-statistic meta:object-count="8"/>
  </office:meta>
</office:document-meta>
</file>